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23" style:family="paragraph" style:parent-style-name="Standard">
      <style:paragraph-properties fo:text-align="justify" style:justify-single-word="false"/>
      <style:text-properties fo:font-weight="bold" officeooo:rsid="00484a10" officeooo:paragraph-rsid="00484a10" style:font-weight-asian="bold" style:font-weight-complex="bold"/>
    </style:style>
    <style:style style:name="P24"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25"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6"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7"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8"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9"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0"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1" style:family="paragraph" style:parent-style-name="Standard">
      <style:paragraph-properties fo:text-align="justify" style:justify-single-word="false"/>
      <style:text-properties fo:font-weight="normal" officeooo:rsid="003cd87b" officeooo:paragraph-rsid="003cd87b" style:font-weight-asian="normal" style:font-weight-complex="normal"/>
    </style:style>
    <style:style style:name="P32"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3"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4"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5"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6"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7"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8"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9"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0"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1"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2" style:family="paragraph" style:parent-style-name="Standard">
      <style:paragraph-properties fo:text-align="justify" style:justify-single-word="false"/>
      <style:text-properties fo:font-weight="normal" officeooo:rsid="0049af2e" officeooo:paragraph-rsid="0049af2e" style:font-weight-asian="normal" style:font-weight-complex="normal"/>
    </style:style>
    <style:style style:name="P43" style:family="paragraph" style:parent-style-name="Footnote">
      <style:text-properties officeooo:rsid="0016781f" officeooo:paragraph-rsid="0016781f"/>
    </style:style>
    <style:style style:name="P44" style:family="paragraph" style:parent-style-name="Footnote">
      <style:paragraph-properties fo:text-align="justify" style:justify-single-word="false"/>
      <style:text-properties officeooo:rsid="00176099" officeooo:paragraph-rsid="00176099"/>
    </style:style>
    <style:style style:name="P45" style:family="paragraph" style:parent-style-name="Footnote">
      <style:text-properties officeooo:rsid="00182810" officeooo:paragraph-rsid="00182810"/>
    </style:style>
    <style:style style:name="P46" style:family="paragraph" style:parent-style-name="Footnote">
      <style:text-properties officeooo:rsid="0019c7cf" officeooo:paragraph-rsid="0019c7cf"/>
    </style:style>
    <style:style style:name="P47" style:family="paragraph" style:parent-style-name="Footnote">
      <style:paragraph-properties fo:text-align="justify" style:justify-single-word="false"/>
      <style:text-properties officeooo:rsid="00160a2b" officeooo:paragraph-rsid="00160a2b"/>
    </style:style>
    <style:style style:name="P48" style:family="paragraph" style:parent-style-name="Footnote">
      <style:text-properties officeooo:rsid="00160a2b" officeooo:paragraph-rsid="00160a2b"/>
    </style:style>
    <style:style style:name="P49" style:family="paragraph" style:parent-style-name="Footnote">
      <style:text-properties officeooo:rsid="001cc85d" officeooo:paragraph-rsid="001cc85d"/>
    </style:style>
    <style:style style:name="P50" style:family="paragraph" style:parent-style-name="Footnote">
      <style:paragraph-properties fo:text-align="justify" style:justify-single-word="false"/>
      <style:text-properties officeooo:rsid="001cc85d" officeooo:paragraph-rsid="001cc85d"/>
    </style:style>
    <style:style style:name="P51" style:family="paragraph" style:parent-style-name="Footnote">
      <style:paragraph-properties fo:text-align="justify" style:justify-single-word="false"/>
      <style:text-properties officeooo:rsid="001d78e5" officeooo:paragraph-rsid="001d78e5"/>
    </style:style>
    <style:style style:name="P52" style:family="paragraph" style:parent-style-name="Footnote">
      <style:text-properties officeooo:rsid="001dee33" officeooo:paragraph-rsid="001dee33"/>
    </style:style>
    <style:style style:name="P53" style:family="paragraph" style:parent-style-name="Footnote">
      <style:paragraph-properties fo:text-align="justify" style:justify-single-word="false"/>
      <style:text-properties officeooo:rsid="001dee33" officeooo:paragraph-rsid="001dee33"/>
    </style:style>
    <style:style style:name="P54" style:family="paragraph" style:parent-style-name="Footnote">
      <style:paragraph-properties fo:text-align="justify" style:justify-single-word="false"/>
    </style:style>
    <style:style style:name="P55" style:family="paragraph" style:parent-style-name="Footnote">
      <style:text-properties officeooo:rsid="001e6f68" officeooo:paragraph-rsid="001e6f68"/>
    </style:style>
    <style:style style:name="P56" style:family="paragraph" style:parent-style-name="Footnote">
      <style:paragraph-properties fo:text-align="justify" style:justify-single-word="false"/>
      <style:text-properties officeooo:rsid="001e6f68" officeooo:paragraph-rsid="001e6f68"/>
    </style:style>
    <style:style style:name="P57" style:family="paragraph" style:parent-style-name="Footnote">
      <style:paragraph-properties fo:text-align="justify" style:justify-single-word="false"/>
      <style:text-properties officeooo:rsid="0022009c" officeooo:paragraph-rsid="0022009c"/>
    </style:style>
    <style:style style:name="P58" style:family="paragraph" style:parent-style-name="Footnote">
      <style:text-properties officeooo:paragraph-rsid="0022009c"/>
    </style:style>
    <style:style style:name="P59" style:family="paragraph" style:parent-style-name="Footnote">
      <style:text-properties officeooo:rsid="00242838" officeooo:paragraph-rsid="00242838"/>
    </style:style>
    <style:style style:name="P60" style:family="paragraph" style:parent-style-name="Footnote">
      <style:paragraph-properties fo:text-align="justify" style:justify-single-word="false"/>
      <style:text-properties officeooo:rsid="00242838" officeooo:paragraph-rsid="00242838"/>
    </style:style>
    <style:style style:name="P61" style:family="paragraph" style:parent-style-name="Footnote">
      <style:text-properties officeooo:paragraph-rsid="00242838"/>
    </style:style>
    <style:style style:name="P62" style:family="paragraph" style:parent-style-name="Footnote">
      <style:paragraph-properties fo:text-align="justify" style:justify-single-word="false"/>
      <style:text-properties officeooo:rsid="0026668d" officeooo:paragraph-rsid="0026668d"/>
    </style:style>
    <style:style style:name="P63" style:family="paragraph" style:parent-style-name="Footnote">
      <style:text-properties officeooo:rsid="00280ea0" officeooo:paragraph-rsid="00280ea0"/>
    </style:style>
    <style:style style:name="P64" style:family="paragraph" style:parent-style-name="Footnote">
      <style:paragraph-properties fo:text-align="justify" style:justify-single-word="false"/>
      <style:text-properties officeooo:rsid="00280ea0" officeooo:paragraph-rsid="00280ea0"/>
    </style:style>
    <style:style style:name="P65" style:family="paragraph" style:parent-style-name="Footnote">
      <style:text-properties officeooo:rsid="002ad751" officeooo:paragraph-rsid="002ad751"/>
    </style:style>
    <style:style style:name="P66" style:family="paragraph" style:parent-style-name="Footnote">
      <style:paragraph-properties fo:text-align="justify" style:justify-single-word="false"/>
      <style:text-properties officeooo:rsid="002ad751" officeooo:paragraph-rsid="002ad751"/>
    </style:style>
    <style:style style:name="P67" style:family="paragraph" style:parent-style-name="Footnote">
      <style:text-properties officeooo:rsid="002e05ee" officeooo:paragraph-rsid="002e05ee"/>
    </style:style>
    <style:style style:name="P68" style:family="paragraph" style:parent-style-name="Footnote">
      <style:paragraph-properties fo:text-align="justify" style:justify-single-word="false"/>
      <style:text-properties officeooo:rsid="002e05ee" officeooo:paragraph-rsid="002e05ee"/>
    </style:style>
    <style:style style:name="P69" style:family="paragraph" style:parent-style-name="Footnote">
      <style:text-properties officeooo:rsid="002e5030" officeooo:paragraph-rsid="002e5030"/>
    </style:style>
    <style:style style:name="P70" style:family="paragraph" style:parent-style-name="Footnote">
      <style:paragraph-properties fo:text-align="justify" style:justify-single-word="false"/>
      <style:text-properties officeooo:rsid="002e5030" officeooo:paragraph-rsid="002e5030"/>
    </style:style>
    <style:style style:name="P71" style:family="paragraph" style:parent-style-name="Footnote">
      <style:text-properties officeooo:rsid="00302e08" officeooo:paragraph-rsid="00302e08"/>
    </style:style>
    <style:style style:name="P72" style:family="paragraph" style:parent-style-name="Footnote">
      <style:text-properties officeooo:rsid="00429d08" officeooo:paragraph-rsid="00429d08"/>
    </style:style>
    <style:style style:name="P73" style:family="paragraph" style:parent-style-name="Footnote">
      <style:paragraph-properties fo:text-align="justify" style:justify-single-word="false"/>
      <style:text-properties officeooo:rsid="0049e9c3" officeooo:paragraph-rsid="0049e9c3"/>
    </style:style>
    <style:style style:name="P74" style:family="paragraph" style:parent-style-name="Footnote">
      <style:paragraph-properties fo:text-align="justify" style:justify-single-word="false"/>
      <style:text-properties officeooo:rsid="004abbf2" officeooo:paragraph-rsid="004abbf2"/>
    </style:style>
    <style:style style:name="P75"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76" style:family="paragraph" style:parent-style-name="Standard">
      <style:paragraph-properties fo:text-align="justify" style:justify-single-word="false" fo:break-before="page"/>
      <style:text-properties fo:font-weight="bold" officeooo:rsid="003d7f41" officeooo:paragraph-rsid="003d7f41" style:font-weight-asian="bold" style:font-weight-complex="bold"/>
    </style:style>
    <style:style style:name="P77" style:family="paragraph" style:parent-style-name="Standard" style:list-style-name="L1">
      <style:paragraph-properties fo:text-align="justify" style:justify-single-word="false"/>
      <style:text-properties officeooo:rsid="00154523" officeooo:paragraph-rsid="001cc85d"/>
    </style:style>
    <style:style style:name="P78" style:family="paragraph" style:parent-style-name="Standard" style:list-style-name="L2">
      <style:paragraph-properties fo:text-align="justify" style:justify-single-word="false"/>
      <style:text-properties officeooo:rsid="001d78e5" officeooo:paragraph-rsid="001d78e5"/>
    </style:style>
    <style:style style:name="P79" style:family="paragraph" style:parent-style-name="Standard" style:list-style-name="L2">
      <style:paragraph-properties fo:text-align="justify" style:justify-single-word="false"/>
      <style:text-properties officeooo:rsid="001dee33" officeooo:paragraph-rsid="001dee33"/>
    </style:style>
    <style:style style:name="P80" style:family="paragraph" style:parent-style-name="Standard" style:list-style-name="L3">
      <style:paragraph-properties fo:text-align="justify" style:justify-single-word="false"/>
      <style:text-properties officeooo:rsid="001dee33" officeooo:paragraph-rsid="001dee33"/>
    </style:style>
    <style:style style:name="P81" style:family="paragraph" style:parent-style-name="Standard" style:list-style-name="L3">
      <style:paragraph-properties fo:text-align="justify" style:justify-single-word="false"/>
      <style:text-properties officeooo:rsid="0022009c" officeooo:paragraph-rsid="0022009c"/>
    </style:style>
    <style:style style:name="P82" style:family="paragraph" style:parent-style-name="Standard" style:list-style-name="L4">
      <style:paragraph-properties fo:text-align="justify" style:justify-single-word="false"/>
      <style:text-properties officeooo:rsid="001e6f68" officeooo:paragraph-rsid="001e6f68"/>
    </style:style>
    <style:style style:name="P83" style:family="paragraph" style:parent-style-name="Standard" style:list-style-name="L5">
      <style:paragraph-properties fo:text-align="justify" style:justify-single-word="false"/>
      <style:text-properties officeooo:rsid="00242838" officeooo:paragraph-rsid="00242838"/>
    </style:style>
    <style:style style:name="P84" style:family="paragraph" style:parent-style-name="Standard" style:list-style-name="L6">
      <style:paragraph-properties fo:text-align="justify" style:justify-single-word="false"/>
      <style:text-properties officeooo:rsid="00280ea0" officeooo:paragraph-rsid="00280ea0"/>
    </style:style>
    <style:style style:name="P85" style:family="paragraph" style:parent-style-name="Standard" style:list-style-name="L7">
      <style:paragraph-properties fo:text-align="justify" style:justify-single-word="false"/>
      <style:text-properties officeooo:rsid="00182810" officeooo:paragraph-rsid="00182810"/>
    </style:style>
    <style:style style:name="P86" style:family="paragraph" style:parent-style-name="Standard" style:list-style-name="L8">
      <style:paragraph-properties fo:text-align="justify" style:justify-single-word="false"/>
      <style:text-properties officeooo:rsid="001cc85d" officeooo:paragraph-rsid="001cc85d"/>
    </style:style>
    <style:style style:name="P87"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88"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89" style:family="paragraph" style:parent-style-name="Standard" style:list-style-name="L10">
      <style:paragraph-properties fo:text-align="justify" style:justify-single-word="false"/>
      <style:text-properties fo:font-weight="normal" officeooo:rsid="004abbf2" officeooo:paragraph-rsid="004abbf2" style:font-weight-asian="normal" style:font-weight-complex="normal"/>
    </style:style>
    <style:style style:name="P90" style:family="paragraph" style:parent-style-name="Standard" style:list-style-name="L10">
      <style:paragraph-properties fo:text-align="justify" style:justify-single-word="false"/>
      <style:text-properties fo:font-weight="normal" officeooo:rsid="004c0339" officeooo:paragraph-rsid="004c0339" style:font-weight-asian="normal" style:font-weight-complex="normal"/>
    </style:style>
    <style:style style:name="P91" style:family="paragraph" style:parent-style-name="Standard" style:list-style-name="L10">
      <style:paragraph-properties fo:text-align="justify" style:justify-single-word="false"/>
      <style:text-properties fo:font-weight="normal" officeooo:rsid="0049c7c8" officeooo:paragraph-rsid="0049c7c8" style:font-weight-asian="normal" style:font-weight-complex="normal"/>
    </style:style>
    <style:style style:name="P92" style:family="paragraph" style:parent-style-name="Standard" style:list-style-name="L10">
      <style:paragraph-properties fo:text-align="justify" style:justify-single-word="false"/>
      <style:text-properties fo:font-weight="normal" officeooo:rsid="0049e9c3" officeooo:paragraph-rsid="0049e9c3" style:font-weight-asian="normal" style:font-weight-complex="normal"/>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49c7c8"/>
    </style:style>
    <style:style style:name="T28" style:family="text">
      <style:text-properties officeooo:rsid="004abbf2"/>
    </style:style>
    <style:style style:name="T29" style:family="text">
      <style:text-properties officeooo:rsid="004b358f"/>
    </style:style>
    <style:style style:name="T30" style:family="text">
      <style:text-properties officeooo:rsid="004c3d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es Zones Humides et le Parc Naturel Régional Scarpe-Escaut</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2390592769" text:style-name="L1">
        <text:list-item>
          <text:p text:style-name="P77">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77">la <text:s/>présence d’un certain nombre d’espèces (la menthe aquatique est un marqueur de l’humidité du sol) ;</text:p>
        </text:list-item>
        <text:list-item>
          <text:p text:style-name="P77">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369161977" text:style-name="L2">
        <text:list-item>
          <text:p text:style-name="P78">des sols correspondant à un ou plusieurs types pédologiques<text:note text:id="ftn1" text:note-class="footnote"><text:note-citation>1</text:note-citation><text:note-body><text:p text:style-name="P5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5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5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5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79">sa végétation, si elle existe, est caractérisée par :</text:p>
        </text:list-item>
      </text:list>
      <text:list xml:id="list807920054" text:style-name="L3">
        <text:list-item>
          <text:p text:style-name="P80">des espèces identifiées et quantifiées selon une méthode<text:note text:id="ftn5" text:note-class="footnote"><text:note-citation>5</text:note-citation><text:note-body><text:p text:style-name="P5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81">des communautés d’espèces végétales dénommées « habitats », caractéristiques de zones humides, identifiées là aussi par une méthode<text:note text:id="ftn6" text:note-class="footnote"><text:note-citation>6</text:note-citation><text:note-body><text:p text:style-name="P5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3370366840" text:style-name="L4">
        <text:list-item>
          <text:p text:style-name="P82">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55">Une strate arborescente a généralement une hauteur supérieure à 5 ou 7 mètres.</text:p></text:note-body></text:note>), en travaillant par ordre décroissant de recouvrement<text:note text:id="ftn8" text:note-class="footnote"><text:note-citation>8</text:note-citation><text:note-body><text:p text:style-name="P56">Les espèces à faible taux de recouvrement (très peu abondantes (inférieures à 5 %) ou disséminées) apportent peu d'information, il n'est donc pas obligatoire de les relever.</text:p></text:note-body></text:note> ;</text:p>
        </text:list-item>
        <text:list-item>
          <text:p text:style-name="P82">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82">répéter l’opération pour chaque strate ;</text:p>
        </text:list-item>
        <text:list-item>
          <text:p text:style-name="P82">regrouper les listes obtenues pour chaque strate en une seule liste d’espèces dominantes, toutes strates confondues<text:note text:id="ftn10" text:note-class="footnote"><text:note-citation>10</text:note-citation><text:note-body><text:p text:style-name="P55">Lorsqu'une espèce est dominante dans 2 strates, elle doit être comptée 2 fois dans la liste finale.</text:p></text:note-body></text:note> ;</text:p>
        </text:list-item>
        <text:list-item>
          <text:p text:style-name="P82">examiner le caractère hygrophile<text:note text:id="ftn11" text:note-class="footnote"><text:note-citation>11</text:note-citation><text:note-body><text:p text:style-name="P6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5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448715168" text:style-name="L5">
        <text:list-item>
          <text:p text:style-name="P83">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83">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83">sur chacune des placettes<text:note text:id="ftn13" text:note-class="footnote"><text:note-citation>13</text:note-citation><text:note-body><text:p text:style-name="P59">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6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6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text:span><text:soft-page-break/><text:span text:style-name="T1">limiter cette valeur hydraulique</text:span><text:span text:style-name="T1"><text:note text:id="ftn16" text:note-class="footnote"><text:note-citation>16</text:note-citation><text:note-body><text:p text:style-name="P4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4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4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48">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3989551119" text:style-name="L6">
        <text:list-item>
          <text:p text:style-name="P84">des fonctions hydrologiques que nous connaissons bien avec le maintien et l’amélioration de la qualité de l’eau<text:note text:id="ftn20" text:note-class="footnote"><text:note-citation>20</text:note-citation><text:note-body><text:p text:style-name="P63">Filtre physique et filtre biologique).</text:p></text:note-body></text:note>, régulation des régimes hydrologiques<text:note text:id="ftn21" text:note-class="footnote"><text:note-citation>21</text:note-citation><text:note-body><text:p text:style-name="P63">Rôle d’éponge à l’échelle du bassin versant.</text:p></text:note-body></text:note> et prévention des inondations ;</text:p>
        </text:list-item>
        <text:list-item>
          <text:p text:style-name="P84">des fonctions biologiques dans la mesure où les zones humides constituent un réservoir de diversité biologique et écologique<text:note text:id="ftn22" text:note-class="footnote"><text:note-citation>22</text:note-citation><text:note-body><text:p text:style-name="P64">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63">Elles se caractérisent ainsi par une productivité biologique nettement plus élevée que dans les autres milieux.</text:p></text:note-body></text:note> ;</text:p>
        </text:list-item>
        <text:list-item>
          <text:p text:style-name="P84">des fonctions climatiques de régulation des climats locaux ;</text:p>
        </text:list-item>
        <text:list-item>
          <text:p text:style-name="P84">une stabilisation et meilleure protection des sols, puisque les végétations des zones humides fixent les berges et participent à la prévention de l’érosion ;</text:p>
        </text:list-item>
        <text:list-item>
          <text:p text:style-name="P84">une valeur culturelle et paysagère ;</text:p>
        </text:list-item>
        <text:list-item>
          <text:p text:style-name="P84">un support d’activités touristiques et récréatives ;</text:p>
        </text:list-item>
        <text:list-item>
          <text:p text:style-name="P84">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4" text:note-class="footnote"><text:note-citation>24</text:note-citation><text:note-body><text:p text:style-name="P66">La flore des zones humides du Nord-Pas de Calais est parmi celles ayant payé le plus lourd tribut en terme de disparition au cours de ces deux derniers siècles.</text:p></text:note-body></text:note>.</text:p>
      <text:p text:style-name="P16"><text:soft-page-break/></text:p>
      <text:p text:style-name="P17">Historiquement, l’intensification de l’industrie depuis le début du XIXe siècle<text:note text:id="ftn25" text:note-class="footnote"><text:note-citation>25</text:note-citation><text:note-body><text:p text:style-name="P65">Avec le développement du charbon, du fer et du textile.</text:p></text:note-body></text:note>, de l’agriculture<text:note text:id="ftn26" text:note-class="footnote"><text:note-citation>26</text:note-citation><text:note-body><text:p text:style-name="P65">Apparition des produits pétrochimiques.</text:p></text:note-body></text:note>, le tout joint à la densité de population très importante dans la région<text:note text:id="ftn27" text:note-class="footnote"><text:note-citation>27</text:note-citation><text:note-body><text:p text:style-name="P65">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65">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65">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6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6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4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4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5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text:soft-page-break/>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600319579" text:style-name="L7">
        <text:list-item>
          <text:p text:style-name="P85">un audit technico-économique de l’exploitation ;</text:p>
        </text:list-item>
        <text:list-item>
          <text:p text:style-name="P85">un conseil relatif à la gestion des prairies via un suivi agro-écologique des parcelles ;</text:p>
        </text:list-item>
        <text:list-item>
          <text:p text:style-name="P85">des pesées d’animaux ;</text:p>
        </text:list-item>
        <text:list-item>
          <text:p text:style-name="P85">un suivi vétérinaire et parasitaire<text:note text:id="ftn35" text:note-class="footnote"><text:note-citation>35</text:note-citation><text:note-body><text:p text:style-name="P45">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4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49">Faible portance, bêtes à l’eau.</text:p></text:note-body></text:note>. Les points forts qui sont ressortis et cités par les exploitants sont les suivants :</text:p>
      <text:list xml:id="list108627341" text:style-name="L8">
        <text:list-item>
          <text:p text:style-name="P86">complémentarité très intéressantes avec les prairies sèches ;</text:p>
        </text:list-item>
        <text:list-item>
          <text:p text:style-name="P86">utilisation des prairies humides pendant la période estivale pour le pâturage (pousse même en été) ;</text:p>
        </text:list-item>
        <text:list-item>
          <text:p text:style-name="P86">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text:soft-page-break/>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67">De 0,4 à 0,8 m en général.</text:p></text:note-body></text:note>. Elles se rencontrent en général dans les systèmes alluviaux<text:note text:id="ftn39" text:note-class="footnote"><text:note-citation>39</text:note-citation><text:note-body><text:p text:style-name="P67">Lit majeur des rivières.</text:p></text:note-body></text:note> à différents niveaux topographiques<text:note text:id="ftn40" text:note-class="footnote"><text:note-citation>40</text:note-citation><text:note-body><text:p text:style-name="P67">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6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68">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69">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69">Exceptionnelle dans la région Nord-Pas de Calais.</text:p></text:note-body></text:note></text:span><text:span text:style-name="T12">, Dactylorhiza praetermissa</text:span><text:span text:style-name="T12"><text:note text:id="ftn45" text:note-class="footnote"><text:note-citation>45</text:note-citation><text:note-body><text:p text:style-name="P69">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69">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70">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71">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71">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71">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71">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71">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71">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71">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71">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71">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71">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71">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71">Prairie fauchée à Éléocharide des marais et Oenanthe fistuleuse.</text:p></text:note-body></text:note></text:span><text:span text:style-name="T12">, etc</text:span><text:span text:style-name="T12"><text:note text:id="ftn60" text:note-class="footnote"><text:note-citation>60</text:note-citation><text:note-body><text:p text:style-name="P71">Reprendre page 306 du document.</text:p></text:note-body></text:note></text:span><text:span text:style-name="T12">.</text:span></text:p>
      <text:p text:style-name="P10"/>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text:soft-page-break/>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
      <text:p text:style-name="P75">État de l’art <text:span text:style-name="T24">du </text:span>Deep Learning</text:p>
      <text:p text:style-name="P25"/>
      <text:p text:style-name="P25">Le Deep Learning, ou apprentissage profond, est un dérivé du Machine Learning qui signifie « apprentissage automatique ».</text:p>
      <text:p text:style-name="P25"/>
      <text:p text:style-name="P25">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5"/>
      <text:p text:style-name="P25">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5"/>
      <text:p text:style-name="P25">L’objectif, c’est d’apprendre à la machine à reconnaître un chat. À la base du processus, on a donc une image de chat que l’algorithme ne connaît pas.</text:p>
      <text:p text:style-name="P25"/>
      <text:p text:style-name="P25">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5"/>
      <text:p text:style-name="P25">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5"/>
      <text:p text:style-name="P25">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5"/>
      <text:p text:style-name="P25">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5">pouvoir identifier des plantes pour caractériser un peuplement (composition de prairies par exemple) ou la biodiversité (quantification et qualification des espèces) ;</text:p>
      <text:p text:style-name="P25">lutter contre les adventices via une identification et localisation permettant d’intervenir de la manière la plus adaptée et proportionnée.</text:p>
      <text:p text:style-name="P25"/>
      <text:p text:style-name="P25"><text:soft-page-break/>Seulement, ces enjeux posent plusieurs difficultés :</text:p>
      <text:p text:style-name="P25">400 000 espèces végétales sur terre, sans parler des variétés et sous-variétés d’espèces cultivées ;</text:p>
      <text:p text:style-name="P25">il faut détecter des plantes non désirées parmi les plantes cultivées ;</text:p>
      <text:p text:style-name="P25">il faut être capable de détecter des individus avec des inter-rangs faibles, voire en intra-rangs, avec des superpositions possibles de plantes ;</text:p>
      <text:p text:style-name="P25">les adventices, plantes cultivées et fruits passent par différents stades phénologiques ou stades de maturité et sont soumis à des environnements variables (luminosité, obstacles, etc.).</text:p>
      <text:p text:style-name="P25"/>
      <text:p text:style-name="P25">Pour y répondre, plusieurs expérimentations ont été menées.</text:p>
      <text:p text:style-name="P25"/>
      <text:p text:style-name="P25">Tout d’abord, des applications basées sur une reconnaissance ponctuelle de plantes à partir d’images acquises par smartphones. Parmi elles :</text:p>
      <text:p text:style-name="P25">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5">Pl@ntnet qui reconnaît les plantes via smartphone, incorporant un algorithme de Deep Learning calculant la probabilité de reconnaissance s’affinant à mesure que les utilisateurs infirment ou confirment les propositions de résultat de l’application.</text:p>
      <text:p text:style-name="P25"/>
      <text:p text:style-name="P25">Ensuite, des applications basées sur des acquisitions systématiques et automatisées (on ne cadre pas une plante en particulier), à partir de dispositifs embarqués :</text:p>
      <text:p text:style-name="P25">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5">Carbon Bee cartographie des adventices et détecte des espèces pour une pulvérisation au bon endroit, en combinaison avec des technologies d’injection directe.</text:p>
      <text:p text:style-name="P25"/>
      <text:p text:style-name="P25">Ces dernières applications montrent que l’identification des végétaux peut se coupler avec la robotique et le machinisme. Je citerai à cette fin quelques entreprises travaillant sur ces problématiques :</text:p>
      <text:p text:style-name="P25">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5">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5">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5"/>
      <text:p text:style-name="P25">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5"/>
      <text:p text:style-name="P25">Plusieurs entreprises travaillent à répondre aux enjeux, comme Xarvio Scouting que j’ai déjà cité. Il y a aussi l’application PhotoDiag qui vise à reconnaître la septoriose et la rouille brune du blé. À <text:soft-page-break/>quoi on peut ajouter Chouette Vision qui propose aux viticulteurs d’acquérir un drone et de bénéficier de services de repérage et de cartographie de ces maladies.</text:p>
      <text:p text:style-name="P25"/>
      <text:p text:style-name="P25">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5"/>
      <text:p text:style-name="P25">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5"/>
      <text:p text:style-name="P25">Parce que ces technologies peuvent susciter questions et craintes, il importe de bien accompagner les agriculteurs. Un rôle que la Chaire AgroTIC entend assumer.</text:p>
      <text:p text:style-name="P25"/>
      <text:p text:style-name="P26"/>
      <text:p text:style-name="P76">Présentation des possibilités générales du projet</text:p>
      <text:p text:style-name="P26"/>
      <text:p text:style-name="P27">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7"/>
      <text:p text:style-name="P29">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8"/>
      <text:p text:style-name="P30">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7"/>
      <text:p text:style-name="P31">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76">Les obstacles rencontrés dans la conception du projet</text:p>
      <text:p text:style-name="P32"/>
      <text:p text:style-name="P33">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3"/>
      <text:p text:style-name="P33">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3"/>
      <text:p text:style-name="P34">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34"/>
      <text:p text:style-name="P22">Les choix à décider avant l’étape de la conception</text:p>
      <text:p text:style-name="P35"/>
      <text:p text:style-name="P35">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5"/>
      <text:p text:style-name="P36">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text:soft-page-break/>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6"/>
      <text:p text:style-name="P37">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1" text:note-class="footnote"><text:note-citation>61</text:note-citation><text:note-body><text:p text:style-name="P54">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2" text:note-class="footnote"><text:note-citation>62</text:note-citation><text:note-body><text:p text:style-name="P54">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618920507" text:style-name="L9">
        <text:list-item>
          <text:p text:style-name="P87">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3" text:note-class="footnote"><text:note-citation>63</text:note-citation><text:note-body><text:p text:style-name="P72">Cela suppose un travail d’animation autour de l’application permettant de renforcer un mouvement déjà existant.</text:p></text:note-body></text:note> ;</text:p>
        </text:list-item>
        <text:list-item>
          <text:p text:style-name="P87">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88">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88">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8"/>
      <text:p text:style-name="P39">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text:soft-page-break/>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9"/>
      <text:p text:style-name="P40">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0"/>
      <text:p text:style-name="P40">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0"/>
      <text:p text:style-name="P24">Arborescence de l’application</text:p>
      <text:p text:style-name="P41"/>
      <text:p text:style-name="P41">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text:span></text:p>
      <text:p text:style-name="P41"/>
      <text:p text:style-name="P42">Pour commencer, <text:span text:style-name="T27">l’application serait composée de cinq catégories :</text:span></text:p>
      <text:list xml:id="list3684382405" text:style-name="L10">
        <text:list-item>
          <text:p text:style-name="P91">une partie sur les Zones Humides à destination du grand public. Elle s’adresserait au visiteur en règle générale qui y trouverait des informations générales sur le PNR Scarpe-Escaut, sur l’histoire des Zones Humides dans la région et sur les intérêts des Zones Humides. Il s’agirait de valoriser ces espaces particuliers dans la continuité des Zones Humides. Tout un travail serait réalisé pour que les informations soient les plus didactiques possibles, sans apparaître trop académiques. La présentation de quelques vidéos synthétiques de cinq minutes maximum pourraient être une solution. Tout l’enjeu des parties constituantes de cette catégorie serait de donner envie aux visiteurs de s’intéresser aux Zones Humides ;</text:p>
        </text:list-item>
        <text:list-item>
          <text:p text:style-name="P91">une partie sur les Prairies Humides à destination des agriculteurs. L’utilisateur pourrait y trouver une présentation des prairies humides, leurs intérêts et les particularités des prairies humides dans le PNR Scarpe-Escaut. En outre, l’application s’occuperait de synthétiser le PMAZH, notamment les services, les aides et les conseils. Là encore, une vidéo sur les modes de gestion des prairies humides serait parfaitement pertinente. Des liens pourraient <text:soft-page-break/>être présentés afin d’approfondir le sujet, renvoyant sur des articles du site de la Chambre d’Agriculture traitant de ces sujets ;</text:p>
        </text:list-item>
        <text:list-item>
          <text:p text:style-name="P92">une partie proposant des jeux et des activités, soit pour valoriser les Zones Humides auprès des utilisateurs, soit pour guider les passionnés se chargeant de constituer bénévolement la base de données. Ces jeux pourraient être en groupe<text:note text:id="ftn64" text:note-class="footnote"><text:note-citation>64</text:note-citation><text:note-body><text:p text:style-name="P73">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 et/ou individuels<text:note text:id="ftn65" text:note-class="footnote"><text:note-citation>65</text:note-citation><text:note-body><text:p text:style-name="P73">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 <text:span text:style-name="T2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28"><text:note text:id="ftn66" text:note-class="footnote"><text:note-citation>66</text:note-citation><text:note-body><text:p text:style-name="P74">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28">, des petites vidéos permettant de découvrir plus en profondeur les Zones Humides, etc. Cette partie s’articulerait avec les deux suivantes ;</text:span></text:p>
        </text:list-item>
        <text:list-item>
          <text:p text:style-name="P89">une partie regroupant l’actualité et les réseaux sociaux. <text:span text:style-name="T29">Ce serait notamment l’espace pour présenter les actualités autour des Zones Humides. Des groupes d’amis pourraient se constituer afin de partager leurs activités dans le PNR Scarpe-Escaut, leurs succès via le système de jeu et s’organiser pour de possibles événements. En somme, l’espace devant permettre de créer une communauté de passionnés sur l’application ;</text:span></text:p>
        </text:list-item>
        <text:list-item>
          <text:p text:style-name="P90">une partie regroupant les outils en Deep Learning. Il y aurait tout d’abord le programme d’identification des plantes bio-indicatrices de Zones Humides. <text:span text:style-name="T30">L’utilisateur prendrait une photo via smartphone. Serait enregistrée l’image identifiée par le programme de Deep Learning avec sa localisation et la date où la photo a été prise. La deuxième composante de cette part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L’objectif à terme serait qu’ils puissent devenir les gestionnaires de ces zones sur l’application et attirer des utilisateurs passionnés qui se chargeraient de l’animation. L’intérêt serait de mettre en lien les consommateurs avec les agriculteurs. En effet, la plateforme donnerait les outils pour valoriser les productions de l’exploitation avec une contextualisation marquée de l’importance des Zones Humid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21M49S</meta:editing-duration>
    <meta:editing-cycles>5</meta:editing-cycles>
    <meta:generator>LibreOffice/6.1.5.2$Linux_X86_64 LibreOffice_project/10$Build-2</meta:generator>
    <dc:date>2020-08-11T12:02:46.880522809</dc:date>
    <dc:creator>Vincent </dc:creator>
    <meta:document-statistic meta:table-count="0" meta:image-count="0" meta:object-count="0" meta:page-count="15" meta:paragraph-count="179" meta:word-count="8649" meta:character-count="57745" meta:non-whitespace-character-count="49301"/>
  </office:meta>
</office:document-meta>
</file>